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20.00pt" fo:font-weight="normal" fo:font-family="'Times New Roman'" style:font-family-asian="'Times New Roman'" style:font-family-complex="'Times New Roman'" fo:background-color="transparent" fo:color="#0000ff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0000ff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33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6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0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66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71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6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left="5.00pt" fo:text-indent="-5.00pt">
        <style:tab-stops>
          <style:tab-stop style:position="86.45pt"/>
          <style:tab-stop style:position="65788.00pt" style:leader-style="dotted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 fo:margin-left="5.00pt" fo:text-indent="-5.00pt">
        <style:tab-stops>
          <style:tab-stop style:position="86.45pt"/>
          <style:tab-stop style:position="65788.00pt" style:leader-style="dotted"/>
        </style:tab-stops>
      </style:paragraph-properties>
    </style:style>
    <style:style style:name="P5" style:family="paragraph">
      <style:paragraph-properties fo:line-height="100.00%" fo:text-align="center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6.80pt" fo:text-indent="0.00pt"/>
    </style:style>
    <text:list-style style:name="L8">
      <text:list-level-style-bullet text:level="1" text:bullet-char="•">
        <style:list-level-properties text:space-before="44.8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top="6.4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49.65pt" fo:text-indent="-49.65pt">
        <style:tab-stops>
          <style:tab-stop style:position="70.90pt"/>
          <style:tab-stop style:position="304.80pt"/>
        </style:tab-stops>
      </style:paragraph-properties>
    </style:style>
    <style:style style:name="P15" style:family="paragraph">
      <style:paragraph-properties fo:line-height="100.00%" fo:text-align="center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10.80pt" fo:text-indent="-10.80pt" fo:margin-top="12.00pt" fo:margin-bottom="3.00pt"/>
    </style:style>
    <style:style style:name="P19" style:family="paragraph">
      <style:paragraph-properties fo:line-height="100.00%" fo:text-align="left" fo:margin-left="28.80pt" fo:text-indent="0.00p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10.80pt" fo:text-indent="-10.80pt" fo:margin-top="12.00pt" fo:margin-bottom="3.00pt"/>
    </style:style>
    <style:style style:name="P21" style:family="paragraph">
      <style:paragraph-properties fo:line-height="100.00%" fo:text-align="left" fo:margin-left="28.80pt" fo:text-indent="0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10.80pt" fo:text-indent="-10.80pt" fo:margin-top="12.00pt" fo:margin-bottom="3.00pt"/>
    </style:style>
    <style:style style:name="P23" style:family="paragraph">
      <style:paragraph-properties fo:line-height="100.00%" fo:text-align="left" fo:margin-left="0.00pt" fo:text-indent="28.80p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10.80pt" fo:text-indent="-10.80pt" fo:margin-top="12.00pt" fo:margin-bottom="3.00pt"/>
    </style:style>
    <style:style style:name="P25" style:family="paragraph">
      <style:paragraph-properties fo:line-height="100.00%" fo:text-align="left" fo:margin-left="28.80pt" fo:text-indent="0.00pt"/>
    </style:style>
    <text:list-style style:name="L2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left="10.80pt" fo:text-indent="-10.80pt" fo:margin-top="12.00pt" fo:margin-bottom="3.00pt"/>
    </style:style>
    <style:style style:name="P27" style:family="paragraph">
      <style:paragraph-properties fo:line-height="100.00%" fo:text-align="left" fo:margin-left="18.00pt" fo:text-indent="-18.00pt" fo:margin-top="12.00pt" fo:margin-bottom="3.00pt"/>
    </style:style>
    <style:style style:name="P28" style:family="paragraph">
      <style:paragraph-properties fo:line-height="100.00%" fo:text-align="left" fo:margin-left="0.00pt" fo:text-indent="36.00pt" fo:margin-top="12.00pt" fo:margin-bottom="3.00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18.00pt" fo:text-indent="-18.00pt" fo:margin-top="12.00pt" fo:margin-bottom="3.00pt"/>
    </style:style>
    <style:style style:name="P30" style:family="paragraph">
      <style:paragraph-properties fo:line-height="100.00%" fo:text-align="justify" fo:margin-left="0.00pt" fo:text-indent="28.80pt"/>
    </style:style>
    <style:style style:name="P31" style:family="paragraph">
      <style:paragraph-properties fo:line-height="100.00%" fo:text-align="left" fo:margin-left="2.15pt" fo:text-indent="-5.40pt">
        <style:tab-stops>
          <style:tab-stop style:position="49.65pt"/>
          <style:tab-stop style:position="32894.35pt"/>
          <style:tab-stop style:position="421119.50pt" style:type="righ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2.15pt" fo:text-indent="-5.40pt">
        <style:tab-stops>
          <style:tab-stop style:position="49.65pt"/>
          <style:tab-stop style:position="32894.35pt"/>
          <style:tab-stop style:position="421119.50pt" style:type="right"/>
        </style:tab-stops>
      </style:paragraph-properties>
    </style:style>
    <style:style style:name="P34" style:family="paragraph">
      <style:paragraph-properties fo:line-height="100.00%" fo:text-align="left" fo:margin-left="2.15pt" fo:text-indent="-5.40pt">
        <style:tab-stops>
          <style:tab-stop style:position="49.65pt"/>
          <style:tab-stop style:position="32894.35pt"/>
          <style:tab-stop style:position="421119.50pt" style:type="right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justify"/>
    </style:style>
    <style:style style:name="P37" style:family="paragraph">
      <style:paragraph-properties fo:line-height="100.00%" fo:text-align="left" fo:margin-left="2.15pt" fo:text-indent="-5.40pt">
        <style:tab-stops>
          <style:tab-stop style:position="49.65pt"/>
          <style:tab-stop style:position="32894.35pt"/>
          <style:tab-stop style:position="421119.50pt" style:type="right"/>
        </style:tab-stops>
      </style:paragraph-properties>
    </style:style>
    <style:style style:name="P38" style:family="paragraph">
      <style:paragraph-properties fo:line-height="100.00%" fo:text-align="justify" fo:margin-left="0.00pt" fo:text-indent="28.80pt"/>
    </style:style>
    <text:list-style style:name="L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10.80pt" fo:text-indent="-10.80pt" fo:margin-top="12.00pt" fo:margin-bottom="3.00pt"/>
    </style:style>
    <style:style style:name="P40" style:family="paragraph">
      <style:paragraph-properties fo:line-height="100.00%" fo:text-align="justify" fo:margin-left="0.00pt" fo:text-indent="28.80pt"/>
    </style:style>
    <text:list-style style:name="L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10.80pt" fo:text-indent="-10.80pt" fo:margin-top="12.00pt" fo:margin-bottom="3.00pt"/>
    </style:style>
    <style:style style:name="P42" style:family="paragraph">
      <style:paragraph-properties fo:line-height="100.00%" fo:text-align="justify" fo:margin-left="0.00pt" fo:text-indent="28.80pt"/>
    </style:style>
    <text:list-style style:name="L4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3" style:family="paragraph">
      <style:paragraph-properties fo:line-height="100.00%" fo:text-align="left" fo:margin-left="10.80pt" fo:text-indent="-10.80pt" fo:margin-top="12.00pt" fo:margin-bottom="3.00pt"/>
    </style:style>
    <style:style style:name="P44" style:family="paragraph">
      <style:paragraph-properties fo:line-height="100.00%" fo:text-align="left" fo:margin-left="28.80pt" fo:text-indent="0.00pt"/>
    </style:style>
    <text:list-style style:name="L4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10.80pt" fo:text-indent="-10.80pt" fo:margin-top="12.00pt" fo:margin-bottom="3.00pt"/>
    </style:style>
    <style:style style:name="P46" style:family="paragraph">
      <style:paragraph-properties fo:line-height="100.00%" fo:text-align="justify" fo:margin-left="0.00pt" fo:text-indent="28.80pt"/>
    </style:style>
    <text:list-style style:name="L4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7" style:family="paragraph">
      <style:paragraph-properties fo:line-height="100.00%" fo:text-align="left" fo:margin-left="3.60pt" fo:text-indent="-3.60pt" fo:margin-top="12.00pt" fo:margin-bottom="3.00pt"/>
    </style:style>
    <style:style style:name="P48" style:family="paragraph">
      <style:paragraph-properties fo:line-height="100.00%" fo:text-align="left" fo:margin-left="10.80pt" fo:text-indent="-10.80pt" fo:margin-top="12.00pt" fo:margin-bottom="3.00pt"/>
    </style:style>
    <style:style style:name="P49" style:family="paragraph">
      <style:paragraph-properties fo:line-height="100.00%" fo:text-align="left" fo:margin-left="18.00pt" fo:text-indent="-18.00pt" fo:margin-top="12.00pt" fo:margin-bottom="3.00pt"/>
    </style:style>
    <style:style style:name="P50" style:family="paragraph">
      <style:paragraph-properties fo:line-height="100.00%" fo:text-align="left" fo:margin-left="35.40pt" fo:text-indent="0.00pt"/>
    </style:style>
    <text:list-style style:name="L5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 fo:margin-left="18.00pt" fo:text-indent="-18.00pt" fo:margin-top="12.00pt" fo:margin-bottom="3.00pt"/>
    </style:style>
    <style:style style:name="P52" style:family="paragraph">
      <style:paragraph-properties fo:line-height="100.00%" fo:text-align="left" fo:margin-left="35.40pt" fo:text-indent="0.00pt"/>
    </style:style>
    <text:list-style style:name="L5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3" style:family="paragraph">
      <style:paragraph-properties fo:line-height="100.00%" fo:text-align="left" fo:margin-left="-18.00pt" fo:text-indent="18.00pt"/>
    </style:style>
    <style:style style:name="P54" style:family="paragraph">
      <style:paragraph-properties fo:line-height="100.00%" fo:text-align="left" fo:margin-left="10.80pt" fo:text-indent="-10.80pt" fo:margin-top="12.00pt" fo:margin-bottom="3.00pt"/>
    </style:style>
    <style:style style:name="P55" style:family="paragraph">
      <style:paragraph-properties fo:line-height="100.00%" fo:text-align="left" fo:margin-left="18.00pt" fo:text-indent="-18.00pt" fo:margin-top="12.00pt" fo:margin-bottom="3.00pt"/>
    </style:style>
    <style:style style:name="P56" style:family="paragraph">
      <style:paragraph-properties fo:line-height="100.00%" fo:text-align="justify" fo:margin-left="0.00pt" fo:text-indent="35.40pt"/>
    </style:style>
    <text:list-style style:name="L5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7" style:family="paragraph">
      <style:paragraph-properties fo:line-height="100.00%" fo:text-align="left" fo:margin-left="18.00pt" fo:text-indent="-18.00pt" fo:margin-top="12.00pt" fo:margin-bottom="3.00pt"/>
    </style:style>
    <style:style style:name="P58" style:family="paragraph">
      <style:paragraph-properties fo:line-height="100.00%" fo:text-align="left" fo:margin-left="-18.00pt" fo:text-indent="18.00pt"/>
    </style:style>
    <style:style style:name="P59" style:family="paragraph">
      <style:paragraph-properties fo:line-height="100.00%" fo:text-align="left" fo:margin-left="10.80pt" fo:text-indent="-10.80pt" fo:margin-top="12.00pt" fo:margin-bottom="3.00pt"/>
    </style:style>
    <style:style style:name="P60" style:family="paragraph">
      <style:paragraph-properties fo:line-height="100.00%" fo:text-align="left" fo:margin-left="18.00pt" fo:text-indent="-18.00pt" fo:margin-top="12.00pt" fo:margin-bottom="3.00pt"/>
    </style:style>
    <style:style style:name="P61" style:family="paragraph">
      <style:paragraph-properties fo:line-height="100.00%" fo:text-align="justify" fo:margin-left="0.00pt" fo:text-indent="35.40pt"/>
    </style:style>
    <text:list-style style:name="L6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2" style:family="paragraph">
      <style:paragraph-properties fo:line-height="100.00%" fo:text-align="left" fo:margin-left="18.00pt" fo:text-indent="-18.00pt" fo:margin-top="12.00pt" fo:margin-bottom="3.00pt"/>
    </style:style>
    <style:style style:name="P63" style:family="paragraph">
      <style:paragraph-properties fo:line-height="100.00%" fo:text-align="justify" fo:margin-left="0.00pt" fo:text-indent="35.40pt"/>
    </style:style>
    <text:list-style style:name="L6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4" style:family="paragraph">
      <style:paragraph-properties fo:line-height="100.00%" fo:text-align="left" fo:margin-left="18.00pt" fo:text-indent="-18.00pt" fo:margin-top="12.00pt" fo:margin-bottom="3.00pt"/>
    </style:style>
    <style:style style:name="P65" style:family="paragraph">
      <style:paragraph-properties fo:line-height="100.00%" fo:text-align="justify" fo:margin-left="0.00pt" fo:text-indent="35.40pt"/>
    </style:style>
    <text:list-style style:name="L6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6" style:family="paragraph">
      <style:paragraph-properties fo:line-height="100.00%" fo:text-align="left" fo:margin-left="18.00pt" fo:text-indent="-18.00pt" fo:margin-top="12.00pt" fo:margin-bottom="3.00pt"/>
    </style:style>
    <style:style style:name="P67" style:family="paragraph">
      <style:paragraph-properties fo:line-height="100.00%" fo:text-align="justify" fo:margin-left="0.00pt" fo:text-indent="35.40pt"/>
    </style:style>
    <text:list-style style:name="L6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8" style:family="paragraph">
      <style:paragraph-properties fo:line-height="100.00%" fo:text-align="left" fo:margin-left="3.60pt" fo:text-indent="-3.60pt" fo:margin-top="12.00pt" fo:margin-bottom="3.00pt">
        <style:tab-stops>
          <style:tab-stop style:position="8.40pt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justify" fo:margin-left="15.00pt" fo:text-indent="-15.00pt"/>
    </style:style>
    <style:style style:name="P71" style:family="paragraph">
      <style:paragraph-properties fo:line-height="100.00%" fo:text-align="justify" fo:margin-left="15.00pt" fo:text-indent="0.00pt"/>
    </style:style>
    <style:style style:name="P72" style:family="paragraph">
      <style:paragraph-properties fo:line-height="100.00%" fo:text-align="left">
        <style:tab-stops>
          <style:tab-stop style:position="70.90pt"/>
        </style:tab-stops>
      </style:paragraph-properties>
    </style:style>
    <style:style style:name="P73" style:family="paragraph">
      <style:paragraph-properties fo:line-height="100.00%" fo:text-align="center">
        <style:tab-stops>
          <style:tab-stop style:position="70.90pt"/>
        </style:tab-stops>
      </style:paragraph-properties>
    </style:style>
    <style:style style:name="TableColumn0100" style:family="table-column">
      <style:table-column-properties style:column-width="1.270139in"/>
    </style:style>
    <style:style style:name="TableColumn0101" style:family="table-column">
      <style:table-column-properties style:column-width="2.562500in"/>
    </style:style>
    <style:style style:name="Table01" style:family="table">
      <style:table-properties style:width="3.832639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cccccc" fo:border-left="0.013889in solid #cccccc" fo:border-right="0.013889in solid #cccccc" fo:border-bottom="0.013889in solid #cccccc" fo:padding-left="0.069444in" fo:padding-right="0.069444in" fo:vertical-align="top" fo:background-color="#d9d9d9"/>
    </style:style>
    <style:style style:name="TableCell010001" style:family="table-cell">
      <style:table-cell-properties fo:border-top="0.013889in solid #cccccc" fo:border-left="0.013889in solid #cccccc" fo:border-right="0.013889in solid #cccccc" fo:border-bottom="0.013889in solid #cccccc" fo:padding-left="0.069444in" fo:padding-right="0.069444in" fo:vertical-align="top" fo:background-color="#ffffff"/>
    </style:style>
    <style:style style:name="TableColumn0200" style:family="table-column">
      <style:table-column-properties style:column-width="0.719444in"/>
    </style:style>
    <style:style style:name="TableColumn0201" style:family="table-column">
      <style:table-column-properties style:column-width="3.154167in"/>
    </style:style>
    <style:style style:name="TableColumn0202" style:family="table-column">
      <style:table-column-properties style:column-width="2.025000in"/>
    </style:style>
    <style:style style:name="Table02" style:family="table">
      <style:table-properties style:width="5.89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vvvvvvvv2023-01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Professor:</text:span><text:span text:style-name="T4"/></text:p>
          </table:table-cell>
          <table:table-cell table:style-name="TableCell010001">
            <text:p text:style-name="P3"><text:span text:style-name="T5">RADAMÉS PEREIRA</text:span></text:p>
            <text:p text:style-name="P3"><text:span text:style-name="T6"/></text:p>
          </table:table-cell>
        </table:table-row>
      </table:table>
      <text:p text:style-name="P5"><text:span text:style-name="T6"/></text:p>
      <text:p text:style-name="P6"><text:span text:style-name="T6"/></text:p>
      <text:p text:style-name="P6"><text:span text:style-name="T6"/></text:p>
      <text:p text:style-name="P6"><text:span text:style-name="T7">Atributos de uma boa especificação de Projeto de Software:</text:span></text:p>
      <text:p text:style-name="P7"><text:span text:style-name="T8"/></text:p>
      <text:list text:style-name="L8">
        <text:list-item>
          <text:p text:style-name="P8"><text:span text:style-name="T9">Clareza</text:span></text:p>
        </text:list-item>
        <text:list-item>
          <text:p text:style-name="P9"><text:span text:style-name="T9">Não Ambígua</text:span></text:p>
        </text:list-item>
        <text:list-item>
          <text:p text:style-name="P9"><text:span text:style-name="T9">Completa</text:span></text:p>
        </text:list-item>
        <text:list-item>
          <text:p text:style-name="P9"><text:span text:style-name="T9">Simples</text:span></text:p>
        </text:list-item>
        <text:list-item>
          <text:p text:style-name="P9"><text:span text:style-name="T9">Bem escrita</text:span></text:p>
        </text:list-item>
      </text:list>
      <text:p text:style-name="P10"><text:span text:style-name="T10"/></text:p>
      <text:p text:style-name="P10"><text:span text:style-name="T10"/></text:p>
      <text:p text:style-name="P11"><text:span text:style-name="T10"/></text:p>
      <text:p text:style-name="P11"><text:span text:style-name="T11">UNIVERSIDADE COMUNITÁRIA REGIONAL DE CHAPECÓ - UNOCHAPECÓ</text:span></text:p>
      <text:p text:style-name="P11"><text:span text:style-name="T11">ÁREA DE CIÊNCIAS EXATAS E AMBIENTAIS</text:span></text:p>
      <text:p text:style-name="P11"><text:span text:style-name="T12">SISTEMAS DE INFORMAÇÃO</text:span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4">Delicias<text:s text:c="2"/>Gourmet<text:line-break/>Preliminar de Sistema</text:span></text:p>
      <text:p text:style-name="P11"><text:span text:style-name="T15">...</text:span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2"><text:span text:style-name="T16"/></text:p>
      <text:p text:style-name="P13"><text:span text:style-name="T16"/></text:p>
      <text:p text:style-name="P13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7">Equipe:<text:tab/><text:tab/></text:span><text:span text:style-name="T18">...<text:tab/></text:span></text:p>
      <text:p text:style-name="P14"><text:span text:style-name="T18"><text:tab/><text:tab/>...<text:tab/></text:span></text:p>
      <text:p text:style-name="P14"><text:span text:style-name="T18"><text:tab/><text:tab/>…</text:span></text:p>
      <text:p text:style-name="P14"><text:span text:style-name="T19"/></text:p>
      <text:p text:style-name="P14"><text:span text:style-name="T20"><text:tab/></text:span></text:p>
      <text:p text:style-name="P15"><text:span text:style-name="T21"/></text:p>
      <text:p text:style-name="P16"><text:span text:style-name="T21"/></text:p>
      <text:p text:style-name="P17"><text:span text:style-name="T21"/></text:p>
      <text:p text:style-name="P17"><text:span text:style-name="T22">Introdução</text:span></text:p>
      <text:list text:style-name="L18">
        <text:list-item>
          <text:p text:style-name="P18"><text:span text:style-name="T23">Resumo do Projeto</text:span></text:p>
        </text:list-item>
      </text:list>
      <text:p text:style-name="P19"><text:span text:style-name="T24">O sistema irá realizar a gestão da parte de compra e venda dos produtos da Delicias Gourmet fornecendo possibilidade de registro, compra e venda de itens, assim como controle e monitoramento de produção, insumos e qualidade dos produtos.</text:span></text:p>
      <text:p text:style-name="P19"><text:span text:style-name="T25"/></text:p>
      <text:list text:style-name="L20">
        <text:list-item>
          <text:p text:style-name="P20"><text:span text:style-name="T26">Plataforma de desenvolvimento</text:span></text:p>
        </text:list-item>
      </text:list>
      <text:p text:style-name="P21"><text:span text:style-name="T27">Descreve-se aqui uma primeira visão das tecnologias para desenvolvimento do projeto de software.</text:span></text:p>
      <text:list text:style-name="L22">
        <text:list-item>
          <text:p text:style-name="P22"><text:span text:style-name="T28">Plataforma de operação</text:span></text:p>
        </text:list-item>
      </text:list>
      <text:p text:style-name="P23"><text:span text:style-name="T29">Descreve-se aqui uma primeira visão das tecnologias para operacionalização.</text:span></text:p>
      <text:list text:style-name="L24">
        <text:list-item>
          <text:p text:style-name="P24"><text:span text:style-name="T30">Definições e siglas</text:span></text:p>
        </text:list-item>
      </text:list>
      <text:p text:style-name="P25"><text:span text:style-name="T31">Descreve-se aqui a definição de todas as siglas, abreviações e termos usados.</text:span></text:p>
      <text:list text:style-name="L26">
        <text:list-item>
          <text:p text:style-name="P26"><text:span text:style-name="T32">Perspectiva do produto</text:span></text:p>
        </text:list-item>
        <text:list-item>
          <text:p text:style-name="P27"><text:span text:style-name="T33">Modos de operação</text:span></text:p>
        </text:list-item>
      </text:list>
      <text:p text:style-name="P28"><text:span text:style-name="T34">Identificam-se aqui os modos requeridos de operação, tais como: Back-End-Front-End, Móvel, Stand-Alone, ...</text:span></text:p>
      <text:list text:style-name="L29">
        <text:list-item>
          <text:p text:style-name="P29"><text:span text:style-name="T35">Requisitos de adaptação ao ambiente</text:span></text:p>
        </text:list-item>
      </text:list>
      <text:p text:style-name="P30"><text:span text:style-name="T36">Definem-se aqui possíveis requisitos de adaptação do produto aos ambientes particulares onde ele será implantado. Por exemplo, parâmetros e métodos de configuração requeridos para ambientes específicos devem ser descritos aqui.</text:span></text:p>
      <text:p text:style-name="P30"><text:span text:style-name="T37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32"><text:span text:style-name="T38">Número de ordem</text:span><text:span text:style-name="T39"/></text:p>
          </table:table-cell>
          <table:table-cell table:style-name="TableCell020001">
            <text:p text:style-name="P32"><text:span text:style-name="T40">Requisito</text:span><text:span text:style-name="T41"/></text:p>
          </table:table-cell>
          <table:table-cell table:style-name="TableCell020002">
            <text:p text:style-name="P32"><text:span text:style-name="T42">Detalhes</text:span><text:span text:style-name="T43"/></text:p>
          </table:table-cell>
        </table:table-row>
        <table:table-row table:style-name="TableRow0201">
          <table:table-cell table:style-name="TableCell020100">
            <text:p text:style-name="P35"><text:span text:style-name="T44">1</text:span><text:span text:style-name="T45"/></text:p>
          </table:table-cell>
          <table:table-cell table:style-name="TableCell020101">
            <text:p text:style-name="P36"><text:span text:style-name="T46">Configuração de ticket de venda e da Nota Fiscal Eletrônica</text:span><text:span text:style-name="T47"/></text:p>
          </table:table-cell>
          <table:table-cell table:style-name="TableCell020102">
            <text:p text:style-name="P36"><text:span text:style-name="T48">Configuração dos campos de formulário com interface responsiva.</text:span><text:span text:style-name="T49"/></text:p>
          </table:table-cell>
        </table:table-row>
      </table:table>
      <text:p text:style-name="P38"><text:span text:style-name="T49"/></text:p>
      <text:list text:style-name="L39">
        <text:list-item>
          <text:p text:style-name="P39"><text:span text:style-name="T50">Funções do produto</text:span></text:p>
        </text:list-item>
      </text:list>
      <text:p text:style-name="P40"><text:span text:style-name="T51">Identificam-se aqui as principais funções que o produto desempenhará, descrevendo de forma sintética o objetivo de cada uma.</text:span></text:p>
      <text:list text:style-name="L41">
        <text:list-item>
          <text:p text:style-name="P41"><text:span text:style-name="T52">Características dos usuários</text:span></text:p>
        </text:list-item>
      </text:list>
      <text:p text:style-name="P42"><text:span text:style-name="T53">Descrevem-se aqui as principais características dos grupos de usuários esperados para o produto, tais como cargo ou função, permissão de acesso, frequência de uso, nível de instrução, proficiência no processo de negócio e proficiência em informática. </text:span></text:p>
      <text:list text:style-name="L43">
        <text:list-item>
          <text:p text:style-name="P43"><text:span text:style-name="T54">Restrições</text:span></text:p>
        </text:list-item>
      </text:list>
      <text:p text:style-name="P44"><text:span text:style-name="T55">Descrevem-se aqui aspectos técnicos e gerenciais que possam limitar as opções dos desenvolvedores, tais como restrições legais.</text:span></text:p>
      <text:list text:style-name="L45">
        <text:list-item>
          <text:p text:style-name="P45"><text:span text:style-name="T56">Hipóteses de trabalho</text:span></text:p>
        </text:list-item>
      </text:list>
      <text:p text:style-name="P46"><text:span text:style-name="T57">Descrevem-se aqui fatores que não são restrições limitativas do desempenho, como na subseção anterior, mas fatores cuja alteração requer modificações na ER, como, por exemplo, versão a ser utilizada do ambiente operacional ou plataforma de desenvolvimento.</text:span></text:p>
      <text:list text:style-name="L47">
        <text:list-item>
          <text:p text:style-name="P47"><text:span text:style-name="T58">Requisitos específicos</text:span></text:p>
        </text:list-item>
        <text:list-item>
          <text:p text:style-name="P48"><text:span text:style-name="T59">Interfaces externas</text:span></text:p>
        </text:list-item>
        <text:list-item>
          <text:p text:style-name="P49"><text:span text:style-name="T60">Visão geral</text:span></text:p>
        </text:list-item>
      </text:list>
      <text:p text:style-name="P50"><text:span text:style-name="T61">Descreve-se aqui, de forma detalhada, todas as entradas e saídas do produto.</text:span></text:p>
      <text:list text:style-name="L51">
        <text:list-item>
          <text:p text:style-name="P51"><text:span text:style-name="T62">Requisitos para interfaces gráficas de usuário</text:span></text:p>
        </text:list-item>
      </text:list>
      <text:p text:style-name="P52"><text:span text:style-name="T63">Sugere-se, no caso de interfaces gráficas, a inclusão dos seguintes elementos:</text:span></text:p>
      <text:list text:style-name="L53">
        <text:list-item>
          <text:p text:style-name="P53"><text:span text:style-name="T64">Um esboço do layout gráfico sugerido para a interface;</text:span></text:p>
        </text:list-item>
        <text:list-item>
          <text:p text:style-name="P53"><text:span text:style-name="T64">Uma descrição dos relacionamentos com outras interfaces;</text:span></text:p>
        </text:list-item>
        <text:list-item>
          <text:p text:style-name="P53"><text:span text:style-name="T64">Um diagrama de estados/atividades, caso necessário para melhor entender-se o comportamento requerido da interface;</text:span></text:p>
        </text:list-item>
        <text:list-item>
          <text:p text:style-name="P53"><text:span text:style-name="T64">Uma lista dos campos de dados da interface;</text:span></text:p>
        </text:list-item>
        <text:list-item>
          <text:p text:style-name="P53"><text:span text:style-name="T64">Uma lista dos comandos da interface;</text:span></text:p>
        </text:list-item>
        <text:list-item>
          <text:p text:style-name="P53"><text:span text:style-name="T64">BPM;</text:span></text:p>
        </text:list-item>
        <text:list-item>
          <text:p text:style-name="P54"><text:span text:style-name="T65">Requisitos funcionais</text:span></text:p>
        </text:list-item>
        <text:list-item>
          <text:p text:style-name="P55"><text:span text:style-name="T66">Diagramas de casos de uso</text:span></text:p>
        </text:list-item>
      </text:list>
      <text:p text:style-name="P56"><text:span text:style-name="T67">Caso de</text:span></text:p>
      <text:p text:style-name="P56"><text:span text:style-name="T67">uso:<text:s text:c="4"/>Prestação de contas</text:span></text:p>
      <text:p text:style-name="P56"><text:span text:style-name="T67">Atores:<text:s text:c="4"/>Gerente</text:span></text:p>
      <text:p text:style-name="P56"><text:span text:style-name="T67">financeiro</text:span></text:p>
      <text:p text:style-name="P56"><text:span text:style-name="T67">Tipo:<text:s text:c="9"/>Primário</text:span></text:p>
      <text:p text:style-name="P56"><text:span text:style-name="T67">e essencial</text:span></text:p>
      <text:p text:style-name="P56"><text:span text:style-name="T67">Descrição:<text:s text:c="4"/>A</text:span></text:p>
      <text:p text:style-name="P56"><text:span text:style-name="T67">prestação de contas ira abrangir todos os custos que a Delicia</text:span></text:p>
      <text:p text:style-name="P56"><text:span text:style-name="T67">Gourmet vai ter<text:s text:c="13"/>durante todos os seus dias de atendimento. A</text:span></text:p>
      <text:p text:style-name="P56"><text:span text:style-name="T67">prestação de contas irá envolver os<text:s text:c="13"/>custos com a compra de</text:span></text:p>
      <text:p text:style-name="P56"><text:span text:style-name="T67">mercadorias, valores gastos com luz, água, funcionários,<text:s text:c="9"/>custos</text:span></text:p>
      <text:p text:style-name="P56"><text:span text:style-name="T67">com transportes e veículos da empresa, além de custos variados</text:span></text:p>
      <text:p text:style-name="P56"><text:span text:style-name="T67">(viagem,<text:s text:c="13"/>reuniões, etc).</text:span></text:p>
      <text:p text:style-name="P56"><text:span text:style-name="T67">Finalidade:<text:s text:c="4"/>Prestar</text:span></text:p>
      <text:p text:style-name="P56"><text:span text:style-name="T67">as contas da empresa Delicias Gourmet</text:span></text:p>
      <text:p text:style-name="P56"><text:span text:style-name="T67">Referencias:<text:s text:c="4"/>Funções:</text:span></text:p>
      <text:p text:style-name="P56"><text:span text:style-name="T67">R1.10, R2.1, R2.10,</text:span></text:p>
      <text:p text:style-name="P56"><text:span text:style-name="T67">R2.7, </text:span></text:p>
      <text:p text:style-name="P56"><text:span text:style-name="T67"/></text:p>
      <text:p text:style-name="P56"><text:span text:style-name="T67">Caso de uso:</text:span></text:p>
      <text:p text:style-name="P56"><text:span text:style-name="T67"><text:s text:c="4"/>Entrega de compras</text:span></text:p>
      <text:p text:style-name="P56"><text:span text:style-name="T67">Atores:<text:s text:c="4"/>Gerente</text:span></text:p>
      <text:p text:style-name="P56"><text:span text:style-name="T67">financeiro</text:span></text:p>
      <text:p text:style-name="P56"><text:span text:style-name="T67">Tipo:<text:s text:c="9"/>Primário</text:span></text:p>
      <text:p text:style-name="P56"><text:span text:style-name="T67">e essencial</text:span></text:p>
      <text:p text:style-name="P56"><text:span text:style-name="T67">Descrição:<text:s text:c="4"/>A</text:span></text:p>
      <text:p text:style-name="P56"><text:span text:style-name="T67">entrega de compras será realizada após os clientes selecionarem os</text:span></text:p>
      <text:p text:style-name="P56"><text:span text:style-name="T67">itens que os<text:s text:c="9"/>mesmos desejam levar e que após a compra não possuem</text:span></text:p>
      <text:p text:style-name="P56"><text:span text:style-name="T67">uma forma de leva-los para<text:s text:c="9"/>sua residencia. A entrega deve ser</text:span></text:p>
      <text:p text:style-name="P56"><text:span text:style-name="T67">comprada no momento da compra, onde, o cliente<text:s text:c="9"/>fara o pagamento</text:span></text:p>
      <text:p text:style-name="P56"><text:span text:style-name="T67">somente uma vez e não terá despesas adicionais<text:s text:c="2"/></text:span></text:p>
      <text:p text:style-name="P56"><text:span text:style-name="T67">Finalidade:<text:s text:c="4"/>Entrega</text:span></text:p>
      <text:p text:style-name="P56"><text:span text:style-name="T67">dos produtos a domicilio.</text:span></text:p>
      <text:p text:style-name="P56"><text:span text:style-name="T67">Referencias:<text:s text:c="4"/>Funções:</text:span></text:p>
      <text:p text:style-name="P56"><text:span text:style-name="T67">R1.4,</text:span></text:p>
      <text:p text:style-name="P56"><text:span text:style-name="T67">R1.5, R1.6, R1.7, R2.3</text:span></text:p>
      <text:list text:style-name="L57">
        <text:list-item>
          <text:p text:style-name="P57"><text:span text:style-name="T68">Fluxos dos casos de uso</text:span></text:p>
        </text:list-item>
        <text:list-item>
          <text:p text:style-name="P58"><text:span text:style-name="T69">Pré-condições para a realização do caso de uso;</text:span></text:p>
        </text:list-item>
        <text:list-item>
          <text:p text:style-name="P58"><text:span text:style-name="T69">Fluxo principal do caso de uso (sucesso), descrito na forma de uma sequência de passos;</text:span></text:p>
        </text:list-item>
        <text:list-item>
          <text:p text:style-name="P58"><text:span text:style-name="T69">Fluxos alternativos do caso de uso;</text:span></text:p>
        </text:list-item>
        <text:list-item>
          <text:p text:style-name="P58"><text:span text:style-name="T69">Descrições mais formais, como diagramas de estado ou de atividade, se a complexidade do caso de uso exigir;</text:span></text:p>
        </text:list-item>
        <text:list-item>
          <text:p text:style-name="P58"><text:span text:style-name="T69">Observações.</text:span></text:p>
        </text:list-item>
        <text:list-item>
          <text:p text:style-name="P59"><text:span text:style-name="T70">Requisitos não-funcionais</text:span></text:p>
        </text:list-item>
        <text:list-item>
          <text:p text:style-name="P60"><text:span text:style-name="T71">Requisitos de desempenho</text:span></text:p>
        </text:list-item>
      </text:list>
      <text:p text:style-name="P61"><text:span text:style-name="T72">Requisitos de desempenho devem ser especificados de forma quantitativa e mensurável.</text:span></text:p>
      <text:list text:style-name="L62">
        <text:list-item>
          <text:p text:style-name="P62"><text:span text:style-name="T73">Requisitos de dados persistentes</text:span></text:p>
        </text:list-item>
      </text:list>
      <text:p text:style-name="P63"><text:span text:style-name="T74">Descrevem-se aqui estruturas lógicas de dados persistentes (que mantém seu valor após a execução do programa) que sejam usadas pelo produto. Cada estrutura de dados pode ser, por exemplo, um arquivo convencional ou uma tabela em um banco de dados.</text:span></text:p>
      <text:p text:style-name="P63"><text:span text:style-name="T74">INCLUIR AQUI O MODELO DE BANCO DE DADOS</text:span></text:p>
      <text:list text:style-name="L64">
        <text:list-item>
          <text:p text:style-name="P64"><text:span text:style-name="T75">Restrições ao desenho</text:span></text:p>
        </text:list-item>
      </text:list>
      <text:p text:style-name="P65"><text:span text:style-name="T76">Restrições de projeto impostas por padrões externos, com influência da legislação..</text:span></text:p>
      <text:list text:style-name="L66">
        <text:list-item>
          <text:p text:style-name="P66"><text:span text:style-name="T77">Atributos de Qualidade</text:span></text:p>
        </text:list-item>
      </text:list>
      <text:p text:style-name="P67"><text:span text:style-name="T78">Indica os atributos de qualidade, seguindo as características e subcaracterísticas recomendadas pela norma<text:s/></text:span><text:a xlink:href="https://drive.google.com/open?id=14-OfxrvT5pD4sblFt234r8NPBNwt2HmG"><text:span text:style-name="T80">ISO-9126</text:span></text:a><text:span text:style-name="T81">.</text:span></text:p>
      <text:list text:style-name="L68">
        <text:list-item>
          <text:p text:style-name="P68"><text:span text:style-name="T82">Análise de UCP</text:span></text:p>
        </text:list-item>
      </text:list>
      <text:p text:style-name="P69"><text:span text:style-name="T83">As tabelas de escopo de valor do produto e tempo de desenvolvimento com Use Case Points - UCP. </text:span></text:p>
      <text:p text:style-name="P69"><text:span text:style-name="T84"/></text:p>
      <text:p text:style-name="P69"><text:span text:style-name="T84"/></text:p>
      <text:p text:style-name="P69"><text:span text:style-name="T84"/></text:p>
      <text:p text:style-name="P69"><text:span text:style-name="T85">Referências:</text:span></text:p>
      <text:p text:style-name="P69"><text:span text:style-name="T86"/></text:p>
      <text:p text:style-name="P70"><text:span text:style-name="T87">IEEE Std. 830<text:s/></text:span><text:span text:style-name="T88">–</text:span><text:span text:style-name="T89"><text:s/>1993. IEEE Recommended Practice for Software Requirements Specifications.</text:span></text:p>
      <text:p text:style-name="P70"><text:span text:style-name="T90"/></text:p>
      <text:p text:style-name="P70"><text:span text:style-name="T91">IEEE ISO/IEC/IEEE 29148<text:s/></text:span><text:span text:style-name="T92">–</text:span><text:span text:style-name="T93"><text:s/>2011. IEEE Systems and software engineering<text:s/></text:span><text:span text:style-name="T94">—</text:span><text:span text:style-name="T95"><text:s/>Life cycle processes<text:s/></text:span><text:span text:style-name="T96">—</text:span><text:span text:style-name="T97"><text:s/>Requirements engineering</text:span></text:p>
      <text:p text:style-name="P71"><text:span text:style-name="T98"/></text:p>
      <text:p text:style-name="P72"><text:span text:style-name="T98"/></text:p>
      <text:p text:style-name="P73"><text:span text:style-name="T98"/></text:p>
      <text:p text:style-name="P73"><text:span text:style-name="T99">OBSERVAÇÃO: Os itens deste modelo de especificação, recomendado pela IEEE, poderão ser complementados com novos itens caso sejam justificávei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